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150.09pt"/>
    </style:style>
    <style:style style:name="co4" style:family="table-column">
      <style:table-column-properties fo:break-before="auto" style:column-width="210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RT5350F_OLinuXino_Rev_F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7, R1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9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1, R32, R33, R34, R35, R36, R37, R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4, R39, R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3, 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7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5, R6, R7, R8, R9, R10, R11, R13, </text:p>
            <text:p>R14, R15, R16, R18, 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6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7, C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4, C4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8, C37, C41, C6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1, C33, C50, C6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0, C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31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10, C13,</text:p>
            <text:p> C18, C19, C20, C25, C26, C27, C42, C53,</text:p>
            <text:p> C54, C55, C56, C57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, C14, C15, C16, C17, C29, C30, C36,</text:p>
            <text:p> C38, C39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, C22, C23, C24, C32, C34, C35, C58,</text:p>
            <text:p> C59, C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nH</text:p>
          </table:table-cell>
          <table:table-cell office:value-type="string" calcext:value-type="string">
            <text:p>L-USL0603_5MIL_DWS</text:p>
          </table:table-cell>
          <table:table-cell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H/1.5A/DCR&lt;0.1R/CD32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, L2, L5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Z5V6-TP</text:p>
            <text:p>(Farnell_PN-1924469)</text:p>
          </table:table-cell>
          <table:table-cell office:value-type="string" calcext:value-type="string">
            <text:p>ZDIOD-SMDSMAZ5V6-TP</text:p>
          </table:table-cell>
          <table:table-cell office:value-type="string" calcext:value-type="string">
            <text:p>Z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0603DWS</text:p>
          </table:table-cell>
          <table:table-cell office:value-type="string" calcext:value-type="string">
            <text:p>WLAN_ACT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4SB20.000F20E15</text:p>
            <text:p>(20MHz/9pF/10ppm/5x3.2mm)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T535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25Q64-104HIP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30T-300I/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4, U5, 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9825G6JH-6</text:p>
          </table:table-cell>
          <table:table-cell office:value-type="string" calcext:value-type="string">
            <text:p>K4S561632C-TC/L7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16</text:p>
          </table:table-cell>
          <table:table-cell office:value-type="string" calcext:value-type="string">
            <text:p>CON16-HN1X16</text:p>
          </table:table-cell>
          <table:table-cell office:value-type="string" calcext:value-type="string">
            <text:p>EX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L26HN2X13</text:p>
          </table:table-cell>
          <table:table-cell office:value-type="string" calcext:value-type="string">
            <text:p>EXT1, 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FI_RF_I-PEX</text:p>
          </table:table-cell>
          <table:table-cell office:value-type="string" calcext:value-type="string">
            <text:p>AN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J_SMALLER</text:p>
          </table:table-cell>
          <table:table-cell office:value-type="string" calcext:value-type="string">
            <text:p>1.2VE_RE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_SMALLER</text:p>
          </table:table-cell>
          <table:table-cell office:value-type="string" calcext:value-type="string">
            <text:p>1.2V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51, C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.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6.8p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20MHz/5032/20ppm/3.3V)</text:p>
          </table:table-cell>
          <table:table-cell office:value-type="string" calcext:value-type="string">
            <text:p>6NC2_CLOCK_</text:p>
            <text:p>DRIVER5032_4P</text:p>
          </table:table-cell>
          <table:table-cell office:value-type="string" calcext:value-type="string">
            <text:p>C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DDZ9678-7(SOD-123)_</text:p>
            <text:p>Farnell_PN-1858631)</text:p>
          </table:table-cell>
          <table:table-cell office:value-type="string" calcext:value-type="string">
            <text:p>ZDIOD-SMD(SOD-123)</text:p>
          </table:table-cell>
          <table:table-cell office:value-type="string" calcext:value-type="string">
            <text:p>Z1</text:p>
          </table:table-cell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10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02-26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5:48:55.633265307</dc:date>
    <meta:editing-duration>PT45M21S</meta:editing-duration>
    <meta:editing-cycles>23</meta:editing-cycles>
    <meta:generator>LibreOffice/5.1.6.2$Linux_X86_64 LibreOffice_project/10m0$Build-2</meta:generator>
    <meta:document-statistic meta:table-count="1" meta:cell-count="196" meta:object-count="0"/>
  </office:meta>
</office:document-meta>
</file>